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1"/>
        <table:table-column table:style-name="co2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default-cell-style-name="ce7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5" office:value-type="string" calcext:value-type="string">
            <text:p>lower</text:p>
          </table:table-cell>
          <table:table-cell table:style-name="ce3" office:value-type="string" calcext:value-type="string">
            <text:p>core</text:p>
          </table:table-cell>
          <table:table-cell table:style-name="ce5" office:value-type="string" calcext:value-type="string">
            <text:p>strength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endurance</text:p>
          </table:table-cell>
          <table:table-cell table:style-name="ce3" office:value-type="string" calcext:value-type="string">
            <text:p>mobility</text:p>
          </table:table-cell>
          <table:table-cell table:style-name="ce6" office:value-type="string" calcext:value-type="string">
            <text:p>difficulty</text:p>
          </table:table-cell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bar</text:p>
          </table:table-cell>
          <table:table-cell table:style-name="ce3" office:value-type="string" calcext:value-type="string">
            <text:p>outdoor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Back Lunges + To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ceps from B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ceps from 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akdanc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 Pus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ab Ank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ep Lunge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ep Speed 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bow to Knee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gh Kne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mping Ja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ttlebell Sw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ge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ge Wal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nging Hand to 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c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untain Cli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e Leg Deadlif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ks with Te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ll Up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de Squ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de Squat + To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ater + To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ater + Touch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ed 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nding Hand to 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ic Lung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etch Ju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kish Get U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lits + To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 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bow to Heel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 Touch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Support Offsets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8:34:08.465500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0-12-20T19:32:32.735849857</dc:date>
    <meta:editing-duration>P1DT13H47M</meta:editing-duration>
    <meta:editing-cycles>35</meta:editing-cycles>
    <meta:document-statistic meta:table-count="1" meta:cell-count="148" meta:object-count="0"/>
  </office:meta>
</office:document-meta>
</file>